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5cm" draw:fill="none" draw:textarea-vertical-align="middle"/>
    </style:style>
    <style:style style:name="gr4" style:family="graphic" style:parent-style-name="standard">
      <style:graphic-properties draw:textarea-horizontal-align="justify" draw:textarea-vertical-align="top" draw:auto-grow-height="fals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9" draw:id="id9" draw:layer="layout" svg:width="0.7cm" svg:height="0.7cm" svg:x="7.2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7cm" svg:height="0.7cm" svg:x="6.3cm" svg:y="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1cm" svg:height="1.501cm" svg:x="10.7cm" svg:y="18.293cm">
          <text:p text:style-name="P1">Target.elf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7cm" svg:height="1.555cm" svg:x="10.9cm" svg:y="15.3cm">
          <text:p text:style-name="P1">gc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25cm" svg:y1="16.855cm" svg:x2="13.25cm" svg:y2="18.293cm" draw:start-shape="id1" draw:end-shape="id2" draw:end-glue-point="0" svg:d="m13250 16855v1438" svg:viewBox="0 0 1 1439">
          <text:p/>
        </draw:connector>
        <draw:custom-shape draw:style-name="gr4" draw:text-style-name="P1" xml:id="id4" draw:id="id4" draw:layer="layout" svg:width="12.2cm" svg:height="6.5cm" svg:x="16.3cm" svg:y="8.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" draw:id="id3" draw:layer="layout" svg:width="11.4cm" svg:height="6.1cm" svg:x="17.1cm" svg:y="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218cm" svg:height="2.4cm" svg:x="24.687cm" svg:y="2.4cm">
          <text:p text:style-name="P1">main.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1" draw:layer="layout" svg:width="5.232cm" svg:height="2.4cm" svg:x="22.7cm" svg:y="5cm">
          <text:p text:style-name="P1">gcc4mbed.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1" draw:layer="layout" svg:width="4.6cm" svg:height="1.7cm" svg:x="23.4cm" svg:y="12.7cm">
          <text:p text:style-name="P1">libmbed.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21cm" svg:height="1.7cm" svg:x="18.279cm" svg:y="10.6cm">
          <text:p text:style-name="P1">startup_LPC17xx.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2cm" svg:height="1.7cm" svg:x="17.38cm" svg:y="13.2cm">
          <text:p text:style-name="P1">cmsis_nvic.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2cm" svg:height="1.7cm" svg:x="16.8cm" svg:y="12.1cm">
          <text:p text:style-name="P1">core_cm3.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7.1cm" svg:y1="4.85cm" svg:x2="13.25cm" svg:y2="15.3cm" draw:start-shape="id3" draw:start-glue-point="3" draw:end-shape="id1" draw:end-glue-point="0" svg:d="m17100 4850c-2567 0-3850 3483-3850 10450" svg:viewBox="0 0 3851 10451">
          <text:p/>
        </draw:connector>
        <draw:connector draw:style-name="gr3" draw:text-style-name="P1" draw:layer="layout" draw:type="curve" svg:x1="22.4cm" svg:y1="15.3cm" svg:x2="15.6cm" svg:y2="16.077cm" draw:start-shape="id4" draw:start-glue-point="2" draw:end-shape="id1" svg:d="m22400 15300c0 518-2266 777-6800 777" svg:viewBox="0 0 6801 778">
          <text:p/>
        </draw:connector>
        <draw:custom-shape draw:style-name="gr2" draw:text-style-name="P1" xml:id="id5" draw:id="id5" draw:layer="layout" svg:width="4.1cm" svg:height="1.555cm" svg:x="8.9cm" svg:y="4.7cm">
          <text:p text:style-name="P1">ajh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.4cm" svg:x="18cm" svg:y="5.2cm">
          <text:p text:style-name="P1">alloc.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1" draw:layer="layout" svg:width="6.256cm" svg:height="2.4cm" svg:x="17.7cm" svg:y="2.5cm">
          <text:p text:style-name="P1">dummy4jhc.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1" xml:id="id7" draw:id="id7" draw:layer="layout" svg:width="5cm" svg:height="2.4cm" svg:x="8.4cm" svg:y="1.1cm">
          <text:p text:style-name="P1">Main.hs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1" xml:id="id6" draw:id="id6" draw:layer="layout" svg:width="4.9cm" svg:height="2.4cm" svg:x="8.5cm" svg:y="7.4cm">
          <text:p text:style-name="P1">hs_main.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3" draw:text-style-name="P1" draw:layer="layout" draw:type="line" svg:x1="10.95cm" svg:y1="6.255cm" svg:x2="10.95cm" svg:y2="7.624cm" draw:start-shape="id5" draw:end-shape="id6" draw:end-glue-point="4" svg:d="m10950 6255v1369" svg:viewBox="0 0 1 1370">
          <text:p/>
        </draw:connector>
        <draw:connector draw:style-name="gr3" draw:text-style-name="P1" draw:layer="layout" draw:type="line" svg:x1="10.9cm" svg:y1="3.247cm" svg:x2="10.95cm" svg:y2="4.7cm" draw:start-shape="id7" draw:start-glue-point="6" draw:end-shape="id5" svg:d="m10900 3247 50 1453" svg:viewBox="0 0 51 1454">
          <text:p/>
        </draw:connector>
        <draw:connector draw:style-name="gr3" draw:text-style-name="P1" draw:layer="layout" draw:type="curve" svg:x1="10.95cm" svg:y1="9.547cm" svg:x2="13.25cm" svg:y2="15.3cm" draw:start-shape="id6" draw:start-glue-point="6" draw:end-shape="id1" svg:d="m10950 9547c0 4504 2300 1628 2300 5753" svg:viewBox="0 0 2301 5754">
          <text:p/>
        </draw:connector>
        <draw:custom-shape draw:style-name="gr4" draw:text-style-name="P1" draw:layer="layout" svg:width="6.6cm" svg:height="11.9cm" svg:x="1.3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7.47cm" svg:height="1.428cm" svg:x="18cm" svg:y="0.972cm">
          <draw:text-box>
            <text:p>C language source</text:p>
          </draw:text-box>
        </draw:frame>
        <draw:frame draw:style-name="gr5" draw:layer="layout" svg:width="4.066cm" svg:height="1.428cm" svg:x="17.334cm" svg:y="8.072cm">
          <draw:text-box>
            <text:p>Libraries</text:p>
          </draw:text-box>
        </draw:frame>
        <draw:custom-shape draw:style-name="gr2" draw:text-style-name="P1" draw:layer="layout" svg:width="8.221cm" svg:height="1.7cm" svg:x="17.6cm" svg:y="9.5cm">
          <text:p text:style-name="P1">system_LPC17xx.o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.677cm" svg:height="2.605cm" svg:x="2.1cm" svg:y="5.6cm">
          <draw:text-box>
            <text:p text:style-name="P1">Ajhc's</text:p>
            <text:p text:style-name="P1">Runtime</text:p>
          </draw:text-box>
        </draw:frame>
        <draw:custom-shape draw:style-name="gr2" draw:text-style-name="P1" draw:layer="layout" svg:width="5.964cm" svg:height="2.4cm" svg:x="1.636cm" svg:y="16.3cm">
          <text:p text:style-name="P1">rts_support.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3" draw:text-style-name="P1" draw:layer="layout" draw:type="curve" svg:x1="8.9cm" svg:y1="5.477cm" svg:x2="6.65cm" svg:y2="7.6cm" draw:start-shape="id5" draw:start-glue-point="3" draw:end-shape="id8" draw:end-glue-point="0" svg:d="m8900 5477c-1500 0-2250 707-2250 2123" svg:viewBox="0 0 2251 2124">
          <text:p/>
        </draw:connector>
        <draw:connector draw:style-name="gr3" draw:text-style-name="P1" draw:layer="layout" draw:type="curve" svg:x1="7.9cm" svg:y1="15.75cm" svg:x2="10.9cm" svg:y2="16.077cm" draw:start-shape="id9" draw:start-glue-point="1" draw:end-shape="id1" draw:end-glue-point="3" svg:d="m7900 15750c2212 0 713 327 3000 327" svg:viewBox="0 0 3001 328">
          <text:p/>
        </draw:connector>
        <draw:custom-shape draw:style-name="gr2" draw:text-style-name="P1" draw:layer="layout" svg:width="4.964cm" svg:height="2.4cm" svg:x="2.436cm" svg:y="14.7cm">
          <text:p text:style-name="P1">stableptr.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1" draw:layer="layout" svg:width="4.964cm" svg:height="2.4cm" svg:x="2.236cm" svg:y="13.1cm">
          <text:p text:style-name="P1">gc_jgc.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1" draw:layer="layout" svg:width="4.964cm" svg:height="2.4cm" svg:x="2.036cm" svg:y="11.5cm">
          <text:p text:style-name="P1">conc.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1" draw:layer="layout" svg:width="4.964cm" svg:height="2.4cm" svg:x="1.836cm" svg:y="9.8cm">
          <text:p text:style-name="P1">jhc_rts.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1" draw:layer="layout" svg:width="4.964cm" svg:height="2.4cm" svg:x="1.7cm" svg:y="8.2cm">
          <text:p text:style-name="P1">lib_cbits.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size="24pt" fo:font-style="normal" fo:text-shadow="none" style:text-underline-style="none" fo:font-weight="normal" style:letter-kerning="true" style:font-name-asian="VL ゴシック" style:font-size-asian="24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9-15T12:51:36.091989515</dc:date>
    <dc:creator>Okabe Kiwamu</dc:creator>
    <meta:editing-duration>PT2H12M</meta:editing-duration>
    <meta:editing-cycles>202</meta:editing-cycles>
    <meta:generator>LibreOffice/4.1.1.2$Linux_X86_64 LibreOffice_project/410m0$Build-2</meta:generator>
    <meta:document-statistic meta:object-count="36"/>
  </office:meta>
</office:document-meta>
</file>